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pport_5f_code">
      <style:text-properties fo:language="fr" fo:country="FR" officeooo:paragraph-rsid="0014c98a"/>
    </style:style>
    <style:style style:name="P2" style:family="paragraph" style:parent-style-name="support_5f_texte">
      <style:text-properties fo:language="fr" fo:country="FR" fo:font-weight="bold" officeooo:paragraph-rsid="0014c98a" style:font-weight-asian="bold" style:font-weight-complex="bold"/>
    </style:style>
    <style:style style:name="P3" style:family="paragraph" style:parent-style-name="support_5f_texte">
      <style:text-properties fo:language="fr" fo:country="FR" officeooo:paragraph-rsid="0014c98a"/>
    </style:style>
    <style:style style:name="P4" style:family="paragraph" style:parent-style-name="support_5f_texte">
      <style:paragraph-properties fo:break-before="page"/>
      <style:text-properties fo:language="fr" fo:country="FR" officeooo:paragraph-rsid="0014c98a"/>
    </style:style>
    <style:style style:name="P5" style:family="paragraph" style:parent-style-name="support_5f_texte">
      <style:text-properties fo:language="fr" fo:country="FR" officeooo:paragraph-rsid="0014c98a"/>
    </style:style>
    <style:style style:name="P6" style:family="paragraph" style:parent-style-name="Heading_20_2">
      <style:text-properties fo:language="fr" fo:country="FR" officeooo:paragraph-rsid="0014c98a"/>
    </style:style>
    <style:style style:name="P7" style:family="paragraph" style:parent-style-name="Heading_20_3">
      <style:text-properties fo:language="fr" fo:country="FR" officeooo:paragraph-rsid="0014c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6" text:outline-level="2"><text:bookmark-start text:name="__RefHeading__18068_320015457"/>- VUES<text:bookmark-end text:name="__RefHeading__18068_320015457"/></text:h>
      <text:p text:style-name="P3"/>
      <text:h text:style-name="P7" text:outline-level="3"><text:bookmark-start text:name="__RefHeading__18070_320015457"/>- Vues "géographiques"<text:bookmark-end text:name="__RefHeading__18070_320015457"/></text:h>
      <text:p text:style-name="P3"/>
      <text:p text:style-name="P2">## Créez une vue des clients IDF (sauf Paris)</text:p>
      <text:p text:style-name="P3"/>
      <text:p text:style-name="P1">CREATE OR REPLACE VIEW Clients_IDF AS </text:p>
      <text:p text:style-name="P1">SELECT * FROM clients </text:p>
      <text:p text:style-name="P1">WHERE LEFT(cp, 2) IN('77', '78', '91', '92', '93', '94', '95');</text:p>
      <text:p text:style-name="P3"/>
      <text:p text:style-name="P3"/>
      <text:p text:style-name="P3"/>
      <text:p text:style-name="P2">## Créez une vue des clients provinciaux (Hors IDF et hors RDM)</text:p>
      <text:p text:style-name="P3"/>
      <text:p text:style-name="P1">CREATE OR REPLACE VIEW Clients_Provinciaux AS</text:p>
      <text:p text:style-name="P1">SELECT * FROM clients</text:p>
      <text:p text:style-name="P1">WHERE LEFT(cp, 2) NOT IN('75', '77', '78', '91', '92', '93', '94', '95', '99');</text:p>
      <text:p text:style-name="P3"/>
      <text:p text:style-name="P4"/>
      <text:h text:style-name="P7" text:outline-level="3"><text:bookmark-start text:name="__RefHeading__18072_320015457"/>- Vues temporelles : archivage<text:bookmark-end text:name="__RefHeading__18072_320015457"/></text:h>
      <text:p text:style-name="P3"/>
      <text:p text:style-name="P2">## Créez une table des archives des cdes (toutes années sauf année courante).</text:p>
      <text:p text:style-name="P3"/>
      <text:p text:style-name="P1">CREATE TABLE cdes_arch </text:p>
      <text:p text:style-name="P1">AS SELECT * FROM cdes </text:p>
      <text:p text:style-name="P1">WHERE YEAR(date_cde) &lt; YEAR(NOW());</text:p>
      <text:p text:style-name="P3"/>
      <text:p text:style-name="P3"/>
      <text:p text:style-name="P3"/>
      <text:p text:style-name="P2">## Créez autant de vues que d'années d'archivage.</text:p>
      <text:p text:style-name="P3"/>
      <text:p text:style-name="P1">CREATE VIEW cdes_2000 </text:p>
      <text:p text:style-name="P1">AS SELECT * FROM cdes_arch </text:p>
      <text:p text:style-name="P1">WHERE YEAR(date_cde) = 2000;</text:p>
      <text:p text:style-name="P3"/>
      <text:p text:style-name="P1">CREATE VIEW cdes_2005 </text:p>
      <text:p text:style-name="P1">AS SELECT * FROM cdes_arch </text:p>
      <text:p text:style-name="P1">WHERE YEAR(date_cde) = 2005;</text:p>
      <text:p text:style-name="P3"/>
      <text:p text:style-name="P3"/>
      <text:p text:style-name="P3"/>
      <text:p text:style-name="P2">## Vérifiez.</text:p>
      <text:p text:style-name="P3"/>
      <text:p text:style-name="P1">SELECT * FROM cdes_2000;</text:p>
      <text:p text:style-name="P1">SELECT * FROM cdes_2005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left="1.27cm" fo:margin-right="0cm" fo:margin-top="0.423cm" fo:margin-bottom="0.106cm" loext:contextual-spacing="false" fo:text-indent="-1.27cm" style:auto-text-indent="false" fo:background-color="#000000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23:21.049000000</meta:creation-date>
    <dc:date>2020-12-02T11:39:21.779000000</dc:date>
    <meta:editing-duration>PT35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25" meta:word-count="141" meta:character-count="854" meta:non-whitespace-character-count="730"/>
  </office:meta>
</office:document-meta>
</file>